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1" svg:font-family="SUN5.2"/>
    <style:font-face style:name="SUN5.2" svg:font-family="SUN5.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74.21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95.05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85.41pt"/>
    </style:style>
    <style:style style:name="co11" style:family="table-column">
      <style:table-column-properties fo:break-before="auto" style:column-width="75.8pt"/>
    </style:style>
    <style:style style:name="co12" style:family="table-column">
      <style:table-column-properties fo:break-before="auto" style:column-width="33.65pt"/>
    </style:style>
    <style:style style:name="co13" style:family="table-column">
      <style:table-column-properties fo:break-before="auto" style:column-width="92.0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UN5.2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ext-properties style:font-name="SUN5.2" fo:font-size="26pt" style:font-size-asian="26pt" style:font-size-complex="26pt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hewMark(xref)_5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/>
          <table:table-cell table:style-name="ce2" office:value-type="string" calcext:value-type="string">
            <text:p>Su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nicode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Harvest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ife,live,ali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dwel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5"/>
          <table:table-cell office:value-type="string" calcext:value-type="string">
            <text:p>power:ca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aise,worshi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v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,equal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write,pen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adoption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adopt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life 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hol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rown,ruler,king,lord</text:p>
          </table:table-cell>
          <table:table-cell table:number-columns-repeated="5"/>
          <table:table-cell office:value-type="string" calcext:value-type="string">
            <text:p>permission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</text:p>
          </table:table-cell>
          <table:table-cell office:value-type="string" calcext:value-type="string">
            <text:p>One</text:p>
          </table:table-cell>
          <table:table-cell table:number-columns-repeated="5"/>
          <table:table-cell office:value-type="string" calcext:value-type="string">
            <text:p>onl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eternity:eternal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amaz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</text:p>
          </table:table-cell>
          <table:table-cell office:value-type="string" calcext:value-type="string">
            <text:p>Mouth.said,speak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amazed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ear,ear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ngry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nger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ut,knife</text:p>
          </table:table-cell>
          <table:table-cell table:number-columns-repeated="4"/>
          <table:table-cell office:value-type="string" calcext:value-type="string">
            <text:p>Hanna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3"/>
          <table:table-cell office:value-type="string" calcext:value-type="string">
            <text:p>disciple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show:reveal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 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space,ground,earth,place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scen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Many</text:p>
          </table:table-cell>
          <table:table-cell table:number-columns-repeated="3"/>
          <table:table-cell office:value-type="string" calcext:value-type="string">
            <text:p>cohor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bound:chai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rise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i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questioned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ow,knowledge</text:p>
          </table:table-cell>
          <table:table-cell table:number-columns-repeated="5"/>
          <table:table-cell office:value-type="string" calcext:value-type="string">
            <text:p>confidenc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4"/>
          <table:table-cell office:value-type="string" calcext:value-type="string">
            <text:p>help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rite,pen</text:p>
          </table:table-cell>
          <table:table-cell table:number-columns-repeated="5"/>
          <table:table-cell office:value-type="string" calcext:value-type="string">
            <text:p>writer:scrib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ttendant,helper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wledge,know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ignorant,ignorance,confuse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ox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aptize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aptis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water,we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ee,eye</text:p>
          </table:table-cell>
          <table:table-cell office:value-type="string" calcext:value-type="string">
            <text:p>blind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Net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r:fight 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Expletive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hit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beauty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beautifu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purpose:reason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Straight</text:p>
          </table:table-cell>
          <table:table-cell table:number-columns-repeated="5"/>
          <table:table-cell office:value-type="string" calcext:value-type="string">
            <text:p>mattres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atan</text:p>
          </table:table-cell>
          <table:table-cell/>
          <table:table-cell office:value-type="string" calcext:value-type="string">
            <text:p>Satan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faith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,near,hou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</text:p>
          </table:table-cell>
          <table:table-cell office:value-type="string" calcext:value-type="string">
            <text:p>Land space,ground,earth,place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 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,house,near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betrayal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betray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Word_of_God:Scripture <text:s/>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or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blessing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bless 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pride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ead:learn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arrest:chain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sh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courag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5"/>
          <table:table-cell office:value-type="string" calcext:value-type="string">
            <text:p>loaf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Whole,al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take:carr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spen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Ruler,king,crown,lord</text:p>
          </table:table-cell>
          <table:table-cell table:number-columns-repeated="4"/>
          <table:table-cell office:value-type="string" calcext:value-type="string">
            <text:p>Cesa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ruler,king,crown,lo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ill,destroy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beckon 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5"/>
          <table:table-cell office:value-type="string" calcext:value-type="string">
            <text:p>power:abilit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,do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ree,plant,wood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take:bring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et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Numb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ing,ruler,,crown,lord</text:p>
          </table:table-cell>
          <table:table-cell table:number-columns-repeated="4"/>
          <table:table-cell office:value-type="string" calcext:value-type="string">
            <text:p>Caesar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arrest:bound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i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rn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Part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ople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t,fire,hea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,house,near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Messiah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table:number-columns-repeated="5"/>
          <table:table-cell office:value-type="string" calcext:value-type="string">
            <text:p>temple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circumcision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circumcise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pur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to_clothe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bric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Many</text:p>
          </table:table-cell>
          <table:table-cell table:number-columns-repeated="4"/>
          <table:table-cell office:value-type="string" calcext:value-type="string">
            <text:p>army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Fire,heat,hot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visit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leave:depart 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!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v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4"/>
          <table:table-cell office:value-type="string" calcext:value-type="string">
            <text:p>condemnatio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4"/>
          <table:table-cell office:value-type="string" calcext:value-type="string">
            <text:p>condemn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ow,knowledge</text:p>
          </table:table-cell>
          <table:table-cell table:number-columns-repeated="5"/>
          <table:table-cell office:value-type="string" calcext:value-type="string">
            <text:p>assura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3"/>
          <table:table-cell office:value-type="string" calcext:value-type="string">
            <text:p>ignorant:ignorance 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ecome(person)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,space,ground,earth,place</text:p>
          </table:table-cell>
          <table:table-cell table:number-columns-repeated="5"/>
          <table:table-cell office:value-type="string" calcext:value-type="string">
            <text:p>natio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Land,space,ground,earth,plac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Afraid,fear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brave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Church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Work,do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g</text:p>
          </table:table-cell>
          <table:table-cell table:number-columns-repeated="2"/>
          <table:table-cell office:value-type="string" calcext:value-type="string">
            <text:p>envy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table:number-columns-repeated="6"/>
          <table:table-cell office:value-type="string" calcext:value-type="string">
            <text:p>multitude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king:lord 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Fire,heat,hot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Window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pillow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if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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and,space,ground,earth,place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Sun,day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ll,beckon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un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e:death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,ear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e:dea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:deception:false :lead_astra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eceive,deception,lie,false,lead astray</text:p>
          </table:table-cell>
          <table:table-cell table:number-columns-repeated="2"/>
          <table:table-cell office:value-type="string" calcext:value-type="string">
            <text:p>hypocrite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 :deceive::false :lead_astray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pth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leave:come_ou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ep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ree,plant,wood</text:p>
          </table:table-cell>
          <table:table-cell table:number-columns-repeated="4"/>
          <table:table-cell office:value-type="string" calcext:value-type="string">
            <text:p>wilderness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earn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want:like <text:s/>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kil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ead:death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table:number-columns-repeated="6"/>
          <table:table-cell office:value-type="string" calcext:value-type="string">
            <text:p>soil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impur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3"/>
          <table:table-cell office:value-type="string" calcext:value-type="string">
            <text:p>apostle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sick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w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Obey,obedi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3"/>
          <table:table-cell office:value-type="string" calcext:value-type="string">
            <text:p>rebellion:disobey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Obey,obedi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3"/>
          <table:table-cell office:value-type="string" calcext:value-type="string">
            <text:p>rebellion:disobedienc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lit:division:separat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lit:divide:separate 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plit,division,divide,separate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rk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healer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unbelief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Rest,sleep,lie down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ife,alive,li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abid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ear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deserv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ground:land:place 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Shake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meal:food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t,fire,ho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mazing,amaz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aise,worship</text:p>
          </table:table-cell>
          <table:table-cell table:number-columns-repeated="10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nish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,space,ground,earth,place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hat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g</text:p>
          </table:table-cell>
          <table:table-cell table:number-columns-repeated="3"/>
          <table:table-cell office:value-type="string" calcext:value-type="string">
            <text:p>:covet 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ame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eternity:always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always:eternal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ircumcision,circumcise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3"/>
          <table:table-cell office:value-type="string" calcext:value-type="string">
            <text:p>explanatio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3"/>
          <table:table-cell office:value-type="string" calcext:value-type="string">
            <text:p>explain 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ee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lothing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believ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faithfulness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faithful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Descend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4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rue,tr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lie :deceive:deception:lead_astray 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ow,to plan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/>
          <table:table-cell office:value-type="string" calcext:value-type="string">
            <text:p>sowe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,wet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afraid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all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r:battle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t :heat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meal:eat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isdom,wis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To,forward</text:p>
          </table:table-cell>
          <table:table-cell table:number-columns-repeated="4"/>
          <table:table-cell office:value-type="string" calcext:value-type="string">
            <text:p>gi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.ground,earth,place</text:p>
          </table:table-cell>
          <table:table-cell table:number-columns-repeated="4"/>
          <table:table-cell office:value-type="string" calcext:value-type="string">
            <text:p>sojourner:gentile 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forgiveness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forgiv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o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Root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Animal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5"/>
          <table:table-cell office:value-type="string" calcext:value-type="string">
            <text:p>perfume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eedom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e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,forward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useless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adar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Gerasen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oo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ogether(people)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together(things)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,ground,earth,place</text:p>
          </table:table-cell>
          <table:table-cell table:number-columns-repeated="4"/>
          <table:table-cell office:value-type="string" calcext:value-type="string">
            <text:p>sojourner:foreigner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Can,ability,powe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3"/>
          <table:table-cell office:value-type="string" calcext:value-type="string">
            <text:p>gentleness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Can,ability,powe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3"/>
          <table:table-cell office:value-type="string" calcext:value-type="string">
            <text:p>gent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Gadaren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et,water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To,forward</text:p>
          </table:table-cell>
          <table:table-cell table:number-columns-repeated="4"/>
          <table:table-cell office:value-type="string" calcext:value-type="string">
            <text:p>fo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Food,eat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ravel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lower(vb.)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o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aint:righteous_person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,house,near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Crown,ruler,king,lo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hea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4"/>
          <table:table-cell office:value-type="string" calcext:value-type="string">
            <text:p>thank:gratitude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4"/>
          <table:table-cell office:value-type="string" calcext:value-type="string">
            <text:p>thank:gratitude 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ead,death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tom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ad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land:plac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ipen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Sword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guilty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guilt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y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enmity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need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ealth,healthy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alth,health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doctor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ealthy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ar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t :fire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asure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Son,sons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Fire,heat,ho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attendant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wn,king,ruler,lor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Can,ability,powe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l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ountain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bea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Sweet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Swo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ime,when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:heat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Around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</text:p>
          </table:table-cell>
          <table:table-cell table:number-columns-repeated="4"/>
          <table:table-cell office:value-type="string" calcext:value-type="string">
            <text:p>humility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</text:p>
          </table:table-cell>
          <table:table-cell table:number-columns-repeated="4"/>
          <table:table-cell office:value-type="string" calcext:value-type="string">
            <text:p>humble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pain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ing,so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eceive,Deception,false,lead astray,l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office:value-type="string" calcext:value-type="string">
            <text:p>deceiver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ignorant:confus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confuse:ignorance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easur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now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an,ability,powe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rrest:bound:chain 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dirt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inside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i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joy, happy</text:p>
          </table:table-cell>
          <table:table-cell office:value-type="string" calcext:value-type="string">
            <text:p>Laug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temple,church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Authority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</text:p>
          </table:table-cell>
          <table:table-cell office:value-type="string" calcext:value-type="string">
            <text:p>James(the_Disciple)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up,drin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.ruler,lord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ad, grie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9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,near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cros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Joshua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,space,ground.earth,place</text:p>
          </table:table-cell>
          <table:table-cell office:value-type="string" calcext:value-type="string">
            <text:p>Book,learn,read</text:p>
          </table:table-cell>
          <table:table-cell table:number-columns-repeated="4"/>
          <table:table-cell office:value-type="string" calcext:value-type="string">
            <text:p>jewis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Book,learn,read</text:p>
          </table:table-cell>
          <table:table-cell table:number-columns-repeated="4"/>
          <table:table-cell office:value-type="string" calcext:value-type="string">
            <text:p>jew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John_the_Discip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Joh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fl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</text:p>
          </table:table-cell>
          <table:table-cell office:value-type="string" calcext:value-type="string">
            <text:p>Jonah(Simon’s_father)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ar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</text:p>
          </table:table-cell>
          <table:table-cell office:value-type="string" calcext:value-type="string">
            <text:p>baptism,baptize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 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Jesus_not_Chris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traight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app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e:Judas(not_Iscariot)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(not_Iscariot)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e:Juda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as:Judas(not_Iscariot)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and,space,ground,earth,place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judgment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judg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qual,same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losed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destroy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kindness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kind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crown:lord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Fac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own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i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wledg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w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able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ground:plac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ountry,natio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,space,ground,earth,place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ow,immediately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,when</text:p>
          </table:table-cell>
          <table:table-cell table:number-columns-repeated="3"/>
          <table:table-cell office:value-type="string" calcext:value-type="string">
            <text:p>later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ow,immediately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,when</text:p>
          </table:table-cell>
          <table:table-cell table:number-columns-repeated="3"/>
          <table:table-cell office:value-type="string" calcext:value-type="string">
            <text:p>late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ppy,joy</text:p>
          </table:table-cell>
          <table:table-cell table:number-columns-repeated="5"/>
          <table:table-cell office:value-type="string" calcext:value-type="string">
            <text:p>laughter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ppy,joy</text:p>
          </table:table-cell>
          <table:table-cell table:number-columns-repeated="5"/>
          <table:table-cell office:value-type="string" calcext:value-type="string">
            <text:p>laugh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Mouth,speak,said</text:p>
          </table:table-cell>
          <table:table-cell office:value-type="string" calcext:value-type="string">
            <text:p>Crown,ruler,king,lord</text:p>
          </table:table-cell>
          <table:table-cell table:number-columns-repeated="4"/>
          <table:table-cell office:value-type="string" calcext:value-type="string">
            <text:p>lawful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Mouth,speak,said</text:p>
          </table:table-cell>
          <table:table-cell office:value-type="string" calcext:value-type="string">
            <text:p>Crown,ruler,king,lord</text:p>
          </table:table-cell>
          <table:table-cell table:number-columns-repeated="4"/>
          <table:table-cell office:value-type="string" calcext:value-type="string">
            <text:p>law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leader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 :deceive:deception:fals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lead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,tree,wood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ead:book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,few</text:p>
          </table:table-cell>
          <table:table-cell table:number-columns-repeated="5"/>
          <table:table-cell office:value-type="string" calcext:value-type="string">
            <text:p>smallest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,fabric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come_out:depart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oaf,brea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ai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Levi(Matthew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(Matthew)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Levi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deceive:deception:false :lead_astra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leep:rest 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alive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want:desire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Fabric,clothing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lif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5"/>
          <table:table-cell office:value-type="string" calcext:value-type="string">
            <text:p>bre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patient:patienc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crown:king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 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,see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mpassion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go_down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sexual_desire:sensuality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ow,knowledge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Woma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3"/>
          <table:table-cell office:value-type="string" calcext:value-type="string">
            <text:p>Mary(Mother_of_Jesus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(Mother_of_Jesus)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lord,ruler</text:p>
          </table:table-cell>
          <table:table-cell office:value-type="string" calcext:value-type="string">
            <text:p>hand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,rest,lie down</text:p>
          </table:table-cell>
          <table:table-cell office:value-type="string" calcext:value-type="string">
            <text:p>Straight</text:p>
          </table:table-cell>
          <table:table-cell table:number-columns-repeated="5"/>
          <table:table-cell office:value-type="string" calcext:value-type="string">
            <text:p>bed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and,space,ground,earth,place</text:p>
          </table:table-cell>
          <table:table-cell table:number-columns-repeated="4"/>
          <table:table-cell office:value-type="string" calcext:value-type="string">
            <text:p>ripe 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eat:food 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eople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Christ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think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bility,can,power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Work,do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althy:wealth 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ight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p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mountai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k:said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crow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,plant,w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tle,fight,w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,space,ground,earth,place</text:p>
          </table:table-cell>
          <table:table-cell table:number-columns-repeated="5"/>
          <table:table-cell office:value-type="string" calcext:value-type="string">
            <text:p>countr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have_to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on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leep,rest,lie dow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el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immediately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obe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obedience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table:number-columns-repeated="5"/>
          <table:table-cell office:value-type="string" calcext:value-type="string">
            <text:p>sea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on_top_of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on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One</text:p>
          </table:table-cell>
          <table:table-cell table:number-columns-repeated="5"/>
          <table:table-cell office:value-type="string" calcext:value-type="string">
            <text:p>alone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losed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that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u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above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ackward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hurt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uth,said,speak</text:p>
          </table:table-cell>
          <table:table-cell table:number-columns-repeated="5"/>
          <table:table-cell office:value-type="string" calcext:value-type="string">
            <text:p>story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ome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3"/>
          <table:table-cell office:value-type="string" calcext:value-type="string">
            <text:p>festival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through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Backward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y:ro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patient:longsuffering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longsuffering:patience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rit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go,travel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5"/>
          <table:table-cell office:value-type="string" calcext:value-type="string">
            <text:p>fragrant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Ruler,king,lord,crown</text:p>
          </table:table-cell>
          <table:table-cell table:number-columns-repeated="5"/>
          <table:table-cell office:value-type="string" calcext:value-type="string">
            <text:p>allow 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ach,teach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learn,read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,near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and,space,ground,earth,place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Fire,heat,ho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Crown,king,ruler,lord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cushion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ground:land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Pen,write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od:tree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owl</text:p>
          </table:table-cell>
          <table:table-cell table:number-columns-repeated="5"/>
          <table:table-cell office:value-type="string" calcext:value-type="string">
            <text:p>platt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owl</text:p>
          </table:table-cell>
          <table:table-cell table:number-columns-repeated="5"/>
          <table:table-cell office:value-type="string" calcext:value-type="string">
            <text:p>plate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an,ability,powe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5"/>
          <table:table-cell office:value-type="string" calcext:value-type="string">
            <text:p>ability:can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worship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2"/>
          <table:table-cell office:value-type="string" calcext:value-type="string">
            <text:p>praye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2"/>
          <table:table-cell office:value-type="string" calcext:value-type="string">
            <text:p>pra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preac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ach,teach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Cross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preaching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nd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ork,d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</text:p>
          </table:table-cell>
          <table:table-cell office:value-type="string" calcext:value-type="string">
            <text:p>War,battle,fight</text:p>
          </table:table-cell>
          <table:table-cell table:number-columns-repeated="5"/>
          <table:table-cell office:value-type="string" calcext:value-type="string">
            <text:p>victory:triump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boast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hain,bound,imprisoned,arrest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hain,bound,imprisoned,arrest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sing,so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2"/>
          <table:table-cell office:value-type="string" calcext:value-type="string">
            <text:p>sing:song 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,king,lord,crown</text:p>
          </table:table-cell>
          <table:table-cell office:value-type="string" calcext:value-type="string">
            <text:p>Color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because:reason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wn,ruler,king,lor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ask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sil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et,wat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ppy,jo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ok:learn 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because:purpos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disobedience:disobey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nd,finish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Friend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olor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redemption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</text:p>
          </table:table-cell>
          <table:table-cell office:value-type="string" calcext:value-type="string">
            <text:p>Money,wealth.wealthy</text:p>
          </table:table-cell>
          <table:table-cell table:number-columns-repeated="5"/>
          <table:table-cell office:value-type="string" calcext:value-type="string">
            <text:p>redeem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s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ig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table:number-columns-repeated="6"/>
          <table:table-cell office:value-type="string" calcext:value-type="string">
            <text:p>times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repentanc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repent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leep:lie_down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Because,reason,purpose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resurrection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resurrect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show:appear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low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righteousness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aint:godly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righteous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Grow,growth,ripe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and,space,ground,earth,place</text:p>
          </table:table-cell>
          <table:table-cell table:number-columns-repeated="3"/>
          <table:table-cell office:value-type="string" calcext:value-type="string">
            <text:p>matur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and,space,ground,earth,place</text:p>
          </table:table-cell>
          <table:table-cell table:number-columns-repeated="5"/>
          <table:table-cell office:value-type="string" calcext:value-type="string">
            <text:p>Grow:growth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ream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y:pat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thief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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art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Color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rown:king:lord 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Ver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Rest,sleep,lie 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ie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Up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k:mouth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godly:righteous_perso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leep,rest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leep,rest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qua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Beelzebul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table:number-columns-repeated="3"/>
          <table:table-cell office:value-type="string" calcext:value-type="string">
            <text:p>rescu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Forward,to</text:p>
          </table:table-cell>
          <table:table-cell office:value-type="string" calcext:value-type="string">
            <text:p>Hand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n,write</text:p>
          </table:table-cell>
          <table:table-cell table:number-columns-repeated="5"/>
          <table:table-cell office:value-type="string" calcext:value-type="string">
            <text:p>writer:author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Word_of_God:Bibl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Plant,tree,wood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Closed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r,hear</text:p>
          </table:table-cell>
          <table:table-cell table:number-columns-repeated="4"/>
          <table:table-cell office:value-type="string" calcext:value-type="string">
            <text:p>whisper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ye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e,I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sexual_desire:lus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5"/>
          <table:table-cell office:value-type="string" calcext:value-type="string">
            <text:p>split:divide:divisio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Work,do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eedle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lust:sensuality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,I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lord,king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Man</text:p>
          </table:table-cell>
          <table:table-cell table:number-columns-repeated="10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appear:reveal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Air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table:number-columns-repeated="5"/>
          <table:table-cell office:value-type="string" calcext:value-type="string">
            <text:p>quiet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5"/>
          <table:table-cell office:value-type="string" calcext:value-type="string">
            <text:p>Sim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5"/>
          <table:table-cell office:value-type="string" calcext:value-type="string">
            <text:p>Sime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inful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i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4"/>
          <table:table-cell office:value-type="string" calcext:value-type="string">
            <text:p>Psalm:song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ork,do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air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e_down:rest 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w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,few</text:p>
          </table:table-cell>
          <table:table-cell table:number-columns-repeated="5"/>
          <table:table-cell office:value-type="string" calcext:value-type="string">
            <text:p>leas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s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r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,ground,earth,place</text:p>
          </table:table-cell>
          <table:table-cell table:number-columns-repeated="4"/>
          <table:table-cell office:value-type="string" calcext:value-type="string">
            <text:p>foreigner:gentile 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art 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4"/>
          <table:table-cell office:value-type="string" calcext:value-type="string">
            <text:p>Psalm:sin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3"/>
          <table:table-cell office:value-type="string" calcext:value-type="string">
            <text:p>to_plan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2"/>
          <table:table-cell office:value-type="string" calcext:value-type="string">
            <text:p>farmer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arth:ground:land:plac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uth:said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buy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Wet,water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vide:division:separate 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Cup,drink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ginn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You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nd,finish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table:number-columns-repeated="5"/>
          <table:table-cell office:value-type="string" calcext:value-type="string">
            <text:p>parabl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an,ability,powe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Fire,heat,hot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ay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cripture,Bible,Word of God</text:p>
          </table:table-cell>
          <table:table-cell office:value-type="string" calcext:value-type="string">
            <text:p>Build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bring:carry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uit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5"/>
          <table:table-cell office:value-type="string" calcext:value-type="string">
            <text:p>teach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5"/>
          <table:table-cell office:value-type="string" calcext:value-type="string">
            <text:p>teach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n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table:number-columns-repeated="5"/>
          <table:table-cell office:value-type="string" calcext:value-type="string">
            <text:p>church 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temptation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tempt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eginning,start</text:p>
          </table:table-cell>
          <table:table-cell table:number-columns-repeated="4"/>
          <table:table-cell office:value-type="string" calcext:value-type="string">
            <text:p>witnes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grateful:gratitude 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oth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hey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because:purpose:reason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hem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robbe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ame,equal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pass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Storm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 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he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table:number-columns-repeated="6"/>
          <table:table-cell office:value-type="string" calcext:value-type="string">
            <text:p>repeat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orward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clothe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3"/>
          <table:table-cell office:value-type="string" calcext:value-type="string">
            <text:p>sow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gathered(people)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hings</text:p>
          </table:table-cell>
          <table:table-cell table:number-columns-repeated="5"/>
          <table:table-cell office:value-type="string" calcext:value-type="string">
            <text:p>gathered(things)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ead,death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grav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nd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transfigur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transfiguration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o 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od:plan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  <table:table-cell office:value-type="string" calcext:value-type="string">
            <text:p>victory:prevail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4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trut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table:style-name="ce4" office:value-type="string" calcext:value-type="string">
            <text:p>tru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ange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;house;near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doub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understanding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understand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Down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i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Time,whe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e,eye</text:p>
          </table:table-cell>
          <table:table-cell office:value-type="string" calcext:value-type="string">
            <text:p>sun,day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table:number-columns-repeated="6"/>
          <table:table-cell office:value-type="string" calcext:value-type="string">
            <text:p>we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useful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use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futi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worthy:wort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  <table:table-cell office:value-type="string" calcext:value-type="string">
            <text:p>prevail:triumph 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Land,space,ground,earth,place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come <text:s text:c="2"/>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ime,when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esire:like <text:s/>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ttle:fight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ure,clean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ath:ro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table:number-columns-repeated="6"/>
          <table:table-cell office:value-type="string" calcext:value-type="string">
            <text:p>us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an,ability,powe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althy:money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ney:wealth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weight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weigh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te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ain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r,hear</text:p>
          </table:table-cell>
          <table:table-cell table:number-columns-repeated="3"/>
          <table:table-cell office:value-type="string" calcext:value-type="string">
            <text:p>secret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olo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lant,tree,wood</text:p>
          </table:table-cell>
          <table:table-cell table:number-columns-repeated="4"/>
          <table:table-cell office:value-type="string" calcext:value-type="string">
            <text:p>deser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Air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Fruit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table:number-columns-repeated="6"/>
          <table:table-cell office:value-type="string" calcext:value-type="string">
            <text:p>wings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table:number-columns-repeated="6"/>
          <table:table-cell office:value-type="string" calcext:value-type="string">
            <text:p>wing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Fire,heat,hot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wis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qual,same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eginning,start</text:p>
          </table:table-cell>
          <table:table-cell table:number-columns-repeated="4"/>
          <table:table-cell office:value-type="string" calcext:value-type="string">
            <text:p>testimony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lant:tree 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Bible:Scripture <text:s/>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o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Snake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prais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worthy:value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value:worth 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Anger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e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n,write</text:p>
          </table:table-cell>
          <table:table-cell table:number-columns-repeated="5"/>
          <table:table-cell office:value-type="string" calcext:value-type="string">
            <text:p>author :scribe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Sun,day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ool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Time,whe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Work,d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us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un,day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wheat,grain</text:p>
          </table:table-cell>
          <table:table-cell office:value-type="string" calcext:value-type="string">
            <text:p>small,few</text:p>
          </table:table-cell>
          <table:table-cell table:number-columns-repeated="1014"/>
        </table:table-row>
        <table:table-row table:style-name="ro2" table:number-rows-repeated="1047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1" svg:font-family="SUN5.2"/>
    <style:font-face style:name="SUN5.2" svg:font-family="SUN5.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9T13:03:08.003000000</dc:date>
    <meta:editing-duration>PT4M36S</meta:editing-duration>
    <meta:editing-cycles>1</meta:editing-cycles>
    <meta:document-statistic meta:table-count="1" meta:cell-count="9080" meta:object-count="0"/>
    <meta:generator>LibreOffice/6.2.0.3$Windows_X86_64 LibreOffice_project/98c6a8a1c6c7b144ce3cc729e34964b47ce25d62</meta:generator>
  </office:meta>
</office:document-meta>
</file>